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7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278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8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 – submiss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))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button description to desc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displayer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same goes for out”, instead of “in/out”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rity from fork-bom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Test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ase coupling: general data json</text:p>
          </table:table-cell>
          <table:table-cell table:style-name="ce80"/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ubmission_wizard.py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: scheme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max limit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hort alias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full names for protoc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choose_scheme.html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upload_problem_metadata.html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pecify_execution_and_conversion_data.html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/__init__.py: lang cod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.py: pass_extension: lang_repr_to_extens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: lang_code_to_programming_language_dat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UploadSubmission…/helper: json key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: pass_input_to_wizard_general: run.sh → make ru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2.5.2022</text:p>
          </table:table-cell>
          <table:table-cell office:value-type="string" calcext:value-type="string">
            <text:p>Mi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UMENT TYPE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requirements.txt for whole projec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per_upload_problem_pro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MAST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rocess_proble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fill_in_file_to_pas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call_correspondent_pass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put_to_problem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problem_meta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define_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execution_and_conversion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PECIFI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out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cust_data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randcust_data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lws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 FOR SPECIFI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multiple_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single_fi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ing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not skip blank stat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s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 wizard’s work tim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: upload sample_… and try out sample file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permission!</text:p>
          </table:table-cell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permission!</text:p>
          </table:table-cell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tension!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test cnt from lws display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s_input_to_problem_upload_wizard: trim smart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 out permission to run checker and rand exec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actor permission handling as a separate functio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ing: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Not enough permissions to run helpers (incust+randcust)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Wrong keys in json (footerfiles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NOT SPECIFY C++ ST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 table:number-rows-repeated="1048283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5 Sheet1.C167:Sheet1.C170 Sheet1.C172:Sheet1.C173 Sheet1.C108:Sheet1.C133 Sheet1.C176:Sheet1.C223 Sheet1.C225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4:Sheet1.C17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4:Sheet1.C2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17:05:08.7192019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14T18:11:38.692374310</dc:date>
    <meta:editing-duration>P5DT23H7M27S</meta:editing-duration>
    <meta:editing-cycles>334</meta:editing-cycles>
    <meta:generator>LibreOffice/7.3.1.3$Linux_X86_64 LibreOffice_project/30$Build-3</meta:generator>
    <meta:document-statistic meta:table-count="1" meta:cell-count="1187" meta:object-count="0"/>
  </office:meta>
</office:document-meta>
</file>